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amazon.com/CompTIA-Network-Practice-Tests-N10-008/dp/1119807301/ref=zg_bs_3740_sccl_29/144-6681213-6622817?psc=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00:48:24.376007548</meta:creation-date>
    <dc:date>2023-03-17T00:48:44.296906065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124" meta:non-whitespace-character-count="124"/>
    <meta:generator>LibreOffice/6.4.7.2$Linux_X86_64 LibreOffice_project/40$Build-2</meta:generator>
  </office:meta>
</office:document-meta>
</file>